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Gost Type B TT" svg:font-family="OpenGost Type B TT" style:font-family-generic="system" style:font-pitch="variable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GOST Common" svg:font-family="GOST Common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7875in" style:use-optimal-column-width="false"/>
    </style:style>
    <style:style style:name="TableColumn5" style:family="table-column">
      <style:table-column-properties style:column-width="4.3305in" style:use-optimal-column-width="false"/>
    </style:style>
    <style:style style:name="TableColumn6" style:family="table-column">
      <style:table-column-properties style:column-width="0.3937in" style:use-optimal-column-width="false"/>
    </style:style>
    <style:style style:name="TableColumn7" style:family="table-column">
      <style:table-column-properties style:column-width="1.727in" style:use-optimal-column-width="false"/>
    </style:style>
    <style:style style:name="Table3" style:family="table">
      <style:table-properties style:width="7.2388in" fo:margin-left="0in" table:align="left"/>
    </style:style>
    <style:style style:name="TableRow8" style:family="table-row">
      <style:table-row-properties style:row-height="0.5902in" style:use-optimal-row-height="false"/>
    </style:style>
    <style:style style:name="TableCell9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10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style:font-size-complex="14pt"/>
    </style:style>
    <style:style style:name="P11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style:font-size-complex="14pt"/>
    </style:style>
    <style:style style:name="P12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style:font-size-complex="14pt"/>
    </style:style>
    <style:style style:name="TableCell1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14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6pt"/>
    </style:style>
    <style:style style:name="TableCell15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16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6pt"/>
    </style:style>
    <style:style style:name="TableCell1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18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6pt"/>
    </style:style>
    <style:style style:name="TableRow19" style:family="table-row">
      <style:table-row-properties style:row-height="0.3131in" style:use-optimal-row-height="false"/>
    </style:style>
    <style:style style:name="TableCell2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8" style:family="table-row">
      <style:table-row-properties style:row-height="0.3131in" style:use-optimal-row-height="false"/>
    </style:style>
    <style:style style:name="TableCell2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3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3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3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3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3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37" style:family="table-row">
      <style:table-row-properties style:row-height="0.3131in" style:use-optimal-row-height="false"/>
    </style:style>
    <style:style style:name="TableCell3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3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6" style:family="table-row">
      <style:table-row-properties style:row-height="0.3131in" style:use-optimal-row-height="false"/>
    </style:style>
    <style:style style:name="TableCell4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5" style:family="table-row">
      <style:table-row-properties style:row-height="0.3131in" style:use-optimal-row-height="false"/>
    </style:style>
    <style:style style:name="TableCell5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4" style:family="table-row">
      <style:table-row-properties style:row-height="0.3131in" style:use-optimal-row-height="false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7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73" style:family="table-row">
      <style:table-row-properties style:row-height="0.3131in" style:use-optimal-row-height="false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7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8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8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82" style:family="table-row">
      <style:table-row-properties style:row-height="0.3131in" style:use-optimal-row-height="false"/>
    </style:style>
    <style:style style:name="TableCell8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8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8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8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8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8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8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9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91" style:family="table-row">
      <style:table-row-properties style:row-height="0.3131in" style:use-optimal-row-height="false"/>
    </style:style>
    <style:style style:name="TableCell92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9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9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9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9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9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9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9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00" style:family="table-row">
      <style:table-row-properties style:row-height="0.3131in" style:use-optimal-row-height="false"/>
    </style:style>
    <style:style style:name="TableCell10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0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0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0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0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0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0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0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09" style:family="table-row">
      <style:table-row-properties style:row-height="0.3131in" style:use-optimal-row-height="false"/>
    </style:style>
    <style:style style:name="TableCell11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1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1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1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1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1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1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18" style:family="table-row">
      <style:table-row-properties style:row-height="0.3131in" style:use-optimal-row-height="false"/>
    </style:style>
    <style:style style:name="TableCell11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2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2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2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2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2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2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2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27" style:family="table-row">
      <style:table-row-properties style:row-height="0.3131in" style:use-optimal-row-height="false"/>
    </style:style>
    <style:style style:name="TableCell12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2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3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3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3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3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3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3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36" style:family="table-row">
      <style:table-row-properties style:row-height="0.3131in" style:use-optimal-row-height="false"/>
    </style:style>
    <style:style style:name="TableCell13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3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3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4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4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4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4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4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45" style:family="table-row">
      <style:table-row-properties style:row-height="0.3131in" style:use-optimal-row-height="false"/>
    </style:style>
    <style:style style:name="TableCell14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4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4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4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5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5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5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5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54" style:family="table-row">
      <style:table-row-properties style:row-height="0.3131in" style:use-optimal-row-height="false"/>
    </style:style>
    <style:style style:name="TableCell15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5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5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5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5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6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6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63" style:family="table-row">
      <style:table-row-properties style:row-height="0.3131in" style:use-optimal-row-height="false"/>
    </style:style>
    <style:style style:name="TableCell16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6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6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6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6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6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7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7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72" style:family="table-row">
      <style:table-row-properties style:row-height="0.3131in" style:use-optimal-row-height="false"/>
    </style:style>
    <style:style style:name="TableCell17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7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7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7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7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7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7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8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81" style:family="table-row">
      <style:table-row-properties style:row-height="0.3131in" style:use-optimal-row-height="false"/>
    </style:style>
    <style:style style:name="TableCell182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8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8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8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8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8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8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8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90" style:family="table-row">
      <style:table-row-properties style:row-height="0.3131in" style:use-optimal-row-height="false"/>
    </style:style>
    <style:style style:name="TableCell19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19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9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9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19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19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19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19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199" style:family="table-row">
      <style:table-row-properties style:row-height="0.3131in" style:use-optimal-row-height="false"/>
    </style:style>
    <style:style style:name="TableCell20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0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0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0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0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0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0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0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08" style:family="table-row">
      <style:table-row-properties style:row-height="0.3131in" style:use-optimal-row-height="false"/>
    </style:style>
    <style:style style:name="TableCell20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1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1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1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1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1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1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1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17" style:family="table-row">
      <style:table-row-properties style:row-height="0.3131in" style:use-optimal-row-height="false"/>
    </style:style>
    <style:style style:name="TableCell21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1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2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2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2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2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2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2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26" style:family="table-row">
      <style:table-row-properties style:row-height="0.3131in" style:use-optimal-row-height="false"/>
    </style:style>
    <style:style style:name="TableCell22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2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2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3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3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3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3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3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35" style:family="table-row">
      <style:table-row-properties style:row-height="0.3131in" style:use-optimal-row-height="false"/>
    </style:style>
    <style:style style:name="TableCell23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3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3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3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4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4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4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4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44" style:family="table-row">
      <style:table-row-properties style:row-height="0.3131in" style:use-optimal-row-height="false"/>
    </style:style>
    <style:style style:name="TableCell24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4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4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4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4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5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5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53" style:family="table-row">
      <style:table-row-properties style:row-height="0.3131in" style:use-optimal-row-height="false"/>
    </style:style>
    <style:style style:name="TableCell25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5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5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5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5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5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6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6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62" style:family="table-row">
      <style:table-row-properties style:row-height="0.3131in" style:use-optimal-row-height="false"/>
    </style:style>
    <style:style style:name="TableCell26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26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6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6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6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26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6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27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271" style:family="table-row">
      <style:table-row-properties style:row-height="0.3131in" style:use-optimal-row-height="false"/>
    </style:style>
    <style:style style:name="TableCell272" style:family="table-cell">
      <style:table-cell-properties fo:border="none" style:writing-mode="lr-tb" style:vertical-align="middle" fo:padding-top="0in" fo:padding-left="0.0395in" fo:padding-bottom="0in" fo:padding-right="0.0395in"/>
    </style:style>
    <style:style style:name="P27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74" style:family="table-cell">
      <style:table-cell-properties fo:border-top="none" fo:border-left="0.0208in solid #000000" fo:border-bottom="none" fo:border-right="none" style:writing-mode="lr-tb" style:vertical-align="middle" fo:padding-top="0in" fo:padding-left="0.0395in" fo:padding-bottom="0in" fo:padding-right="0in"/>
    </style:style>
    <style:style style:name="P27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276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27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278" style:family="table-cell">
      <style:table-cell-properties fo:border-top="none" fo:border-left="0.0208in solid #000000" fo:border-bottom="none" fo:border-right="none" style:writing-mode="lr-tb" style:vertical-align="middle" fo:padding-top="0in" fo:padding-left="0.0395in" fo:padding-bottom="0in" fo:padding-right="0in"/>
    </style:style>
    <style:style style:name="P27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P280" style:parent-style-name="Framecontents" style:family="paragraph">
      <style:text-properties style:font-name="GOST Common"/>
    </style:style>
    <style:style style:name="TableColumn282" style:family="table-column">
      <style:table-column-properties style:column-width="0.1965in" style:use-optimal-column-width="false"/>
    </style:style>
    <style:style style:name="TableColumn283" style:family="table-column">
      <style:table-column-properties style:column-width="0.2534in" style:use-optimal-column-width="false"/>
    </style:style>
    <style:style style:name="Table281" style:family="table">
      <style:table-properties style:width="0.45in" fo:margin-left="0in" table:align="left"/>
    </style:style>
    <style:style style:name="TableRow284" style:family="table-row">
      <style:table-row-properties style:row-height="1.3583in" style:use-optimal-row-height="false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286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2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288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289" style:family="table-row">
      <style:table-row-properties style:row-height="0.984in" style:use-optimal-row-height="false"/>
    </style:style>
    <style:style style:name="TableCell290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291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29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293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294" style:family="table-row">
      <style:table-row-properties style:row-height="0.984in" style:use-optimal-row-height="false"/>
    </style:style>
    <style:style style:name="TableCell295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296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29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298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299" style:family="table-row">
      <style:table-row-properties style:row-height="1.3701in" style:use-optimal-row-height="false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301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30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03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304" style:family="table-row">
      <style:table-row-properties style:row-height="0.984in" style:use-optimal-row-height="false"/>
    </style:style>
    <style:style style:name="TableCell3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307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308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olumn310" style:family="table-column">
      <style:table-column-properties style:column-width="0.275in" style:use-optimal-column-width="false"/>
    </style:style>
    <style:style style:name="TableColumn311" style:family="table-column">
      <style:table-column-properties style:column-width="0.3937in" style:use-optimal-column-width="false"/>
    </style:style>
    <style:style style:name="TableColumn312" style:family="table-column">
      <style:table-column-properties style:column-width="0.9055in" style:use-optimal-column-width="false"/>
    </style:style>
    <style:style style:name="TableColumn313" style:family="table-column">
      <style:table-column-properties style:column-width="0.5902in" style:use-optimal-column-width="false"/>
    </style:style>
    <style:style style:name="TableColumn314" style:family="table-column">
      <style:table-column-properties style:column-width="0.3937in" style:use-optimal-column-width="false"/>
    </style:style>
    <style:style style:name="TableColumn315" style:family="table-column">
      <style:table-column-properties style:column-width="2.7562in" style:use-optimal-column-width="false"/>
    </style:style>
    <style:style style:name="TableColumn316" style:family="table-column">
      <style:table-column-properties style:column-width="0.1965in" style:use-optimal-column-width="false"/>
    </style:style>
    <style:style style:name="TableColumn317" style:family="table-column">
      <style:table-column-properties style:column-width="0.1965in" style:use-optimal-column-width="false"/>
    </style:style>
    <style:style style:name="TableColumn318" style:family="table-column">
      <style:table-column-properties style:column-width="0.1965in" style:use-optimal-column-width="false"/>
    </style:style>
    <style:style style:name="TableColumn319" style:family="table-column">
      <style:table-column-properties style:column-width="0.5902in" style:use-optimal-column-width="false"/>
    </style:style>
    <style:style style:name="TableColumn320" style:family="table-column">
      <style:table-column-properties style:column-width="0.7444in" style:use-optimal-column-width="false"/>
    </style:style>
    <style:style style:name="Table309" style:family="table">
      <style:table-properties style:width="7.2388in" fo:margin-left="0in" table:align="left"/>
    </style:style>
    <style:style style:name="TableRow321" style:family="table-row">
      <style:table-row-properties style:row-height="0.1944in" style:use-optimal-row-height="false"/>
    </style:style>
    <style:style style:name="TableCell322" style:family="table-cell">
      <style:table-cell-properties fo:border-top="none" fo:border-left="none" fo:border-bottom="0.0104in solid #000000" fo:border-right="none" style:writing-mode="lr-tb" style:vertical-align="middle" fo:padding-top="0in" fo:padding-left="0in" fo:padding-bottom="0in" fo:padding-right="0in"/>
    </style:style>
    <style:style style:name="P323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2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325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2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327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2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329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3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331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3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33" style:parent-style-name="TableContents" style:family="paragraph">
      <style:paragraph-properties fo:text-align="center"/>
      <style:text-properties fo:font-style="italic" style:font-style-asian="italic" style:font-style-complex="italic" fo:font-size="22pt" style:font-size-asian="22pt" style:font-size-complex="22pt"/>
    </style:style>
    <style:style style:name="TableRow334" style:family="table-row">
      <style:table-row-properties style:row-height="0.1944in" style:use-optimal-row-height="false"/>
    </style:style>
    <style:style style:name="TableCell335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336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3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38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3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40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4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42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4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44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Row345" style:family="table-row">
      <style:table-row-properties style:row-height="0.1944in" style:use-optimal-row-height="false"/>
    </style:style>
    <style:style style:name="TableCell346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347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4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49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5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51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5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53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5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55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Row356" style:family="table-row">
      <style:table-row-properties style:row-height="0.1944in" style:use-optimal-row-height="false"/>
    </style:style>
    <style:style style:name="TableCell35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in"/>
    </style:style>
    <style:style style:name="P358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5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60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6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62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6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64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65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366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367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TableCell36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69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7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71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7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73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Row374" style:family="table-row">
      <style:table-row-properties style:row-height="0.1944in" style:use-optimal-row-height="false"/>
    </style:style>
    <style:style style:name="TableCell37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in"/>
    </style:style>
    <style:style style:name="P376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7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78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7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80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8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82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8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84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85" style:family="table-cell">
      <style:table-cell-properties fo:border-top="none" fo:border-left="0.0104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86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87" style:family="table-cell">
      <style:table-cell-properties fo:border-top="none" fo:border-left="0.0104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88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8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90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Cell39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392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Row393" style:family="table-row">
      <style:table-row-properties style:row-height="0.1944in" style:use-optimal-row-height="false"/>
    </style:style>
    <style:style style:name="TableCell39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in"/>
    </style:style>
    <style:style style:name="P395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9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97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39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399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0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01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02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403" style:parent-style-name="TableContents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TableRow404" style:family="table-row">
      <style:table-row-properties style:row-height="0.1944in" style:use-optimal-row-height="false"/>
    </style:style>
    <style:style style:name="TableCell40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in"/>
    </style:style>
    <style:style style:name="P406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0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08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0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10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1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12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Row413" style:family="table-row">
      <style:table-row-properties style:row-height="0.1944in" style:use-optimal-row-height="false"/>
    </style:style>
    <style:style style:name="TableCell414" style:family="table-cell">
      <style:table-cell-properties fo:border="none" style:writing-mode="lr-tb" style:vertical-align="middle" fo:padding-top="0in" fo:padding-left="0.0395in" fo:padding-bottom="0in" fo:padding-right="0in"/>
    </style:style>
    <style:style style:name="P415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16" style:family="table-cell">
      <style:table-cell-properties fo:border-top="none" fo:border-left="0.0208in solid #000000" fo:border-bottom="none" fo:border-right="none" style:writing-mode="lr-tb" style:vertical-align="middle" fo:padding-top="0in" fo:padding-left="0.0395in" fo:padding-bottom="0in" fo:padding-right="0in"/>
    </style:style>
    <style:style style:name="P417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18" style:family="table-cell">
      <style:table-cell-properties fo:border-top="none" fo:border-left="0.0208in solid #000000" fo:border-bottom="none" fo:border-right="none" style:writing-mode="lr-tb" style:vertical-align="middle" fo:padding-top="0in" fo:padding-left="0.0395in" fo:padding-bottom="0in" fo:padding-right="0in"/>
    </style:style>
    <style:style style:name="P419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420" style:family="table-cell">
      <style:table-cell-properties fo:border-top="none" fo:border-left="0.0208in solid #000000" fo:border-bottom="none" fo:border-right="none" style:writing-mode="lr-tb" style:vertical-align="middle" fo:padding-top="0in" fo:padding-left="0.0395in" fo:padding-bottom="0in" fo:padding-right="0in"/>
    </style:style>
    <style:style style:name="P421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P422" style:parent-style-name="TableContents" style:family="paragraph">
      <style:paragraph-properties fo:text-align="center"/>
    </style:style>
    <style:style style:name="T423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/>
    </style:style>
    <style:style style:name="TableColumn425" style:family="table-column">
      <style:table-column-properties style:column-width="0.7875in" style:use-optimal-column-width="false"/>
    </style:style>
    <style:style style:name="TableColumn426" style:family="table-column">
      <style:table-column-properties style:column-width="4.3305in" style:use-optimal-column-width="false"/>
    </style:style>
    <style:style style:name="TableColumn427" style:family="table-column">
      <style:table-column-properties style:column-width="0.3937in" style:use-optimal-column-width="false"/>
    </style:style>
    <style:style style:name="TableColumn428" style:family="table-column">
      <style:table-column-properties style:column-width="1.727in" style:use-optimal-column-width="false"/>
    </style:style>
    <style:style style:name="Table424" style:family="table">
      <style:table-properties style:width="7.2388in" fo:margin-left="0in" table:align="left"/>
    </style:style>
    <style:style style:name="TableRow429" style:family="table-row">
      <style:table-row-properties style:row-height="0.5902in" style:use-optimal-row-height="false"/>
    </style:style>
    <style:style style:name="TableCell430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431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fo:font-size="15pt" style:font-size-asian="15pt" style:font-size-complex="15pt"/>
    </style:style>
    <style:style style:name="P432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fo:font-size="15pt" style:font-size-asian="15pt" style:font-size-complex="15pt"/>
    </style:style>
    <style:style style:name="P433" style:parent-style-name="TableContents" style:family="paragraph">
      <style:paragraph-properties fo:text-align="center" fo:line-height="0.1965in"/>
      <style:text-properties style:font-name="GOST Common" fo:font-style="italic" style:font-style-asian="italic" style:font-style-complex="italic" fo:font-size="15pt" style:font-size-asian="15pt" style:font-size-complex="15pt"/>
    </style:style>
    <style:style style:name="TableCell43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435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6pt"/>
    </style:style>
    <style:style style:name="TableCell43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437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4pt"/>
    </style:style>
    <style:style style:name="TableCell43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439" style:parent-style-name="TableContents" style:family="paragraph">
      <style:paragraph-properties fo:text-align="center"/>
      <style:text-properties style:font-name="GOST Common" fo:font-style="italic" style:font-style-asian="italic" style:font-style-complex="italic" fo:font-size="16pt" style:font-size-asian="16pt" style:font-size-complex="16pt"/>
    </style:style>
    <style:style style:name="TableRow440" style:family="table-row">
      <style:table-row-properties style:row-height="0.3152in" style:use-optimal-row-height="false"/>
    </style:style>
    <style:style style:name="TableCell44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4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4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4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4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4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4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4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49" style:family="table-row">
      <style:table-row-properties style:row-height="0.3152in" style:use-optimal-row-height="false"/>
    </style:style>
    <style:style style:name="TableCell45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5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5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5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5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5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5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5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58" style:family="table-row">
      <style:table-row-properties style:row-height="0.3152in" style:use-optimal-row-height="false"/>
    </style:style>
    <style:style style:name="TableCell45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6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6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6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6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6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6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6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67" style:family="table-row">
      <style:table-row-properties style:row-height="0.3152in" style:use-optimal-row-height="false"/>
    </style:style>
    <style:style style:name="TableCell46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6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7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7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7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7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7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7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76" style:family="table-row">
      <style:table-row-properties style:row-height="0.3152in" style:use-optimal-row-height="false"/>
    </style:style>
    <style:style style:name="TableCell47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7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7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8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8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8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8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8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85" style:family="table-row">
      <style:table-row-properties style:row-height="0.3152in" style:use-optimal-row-height="false"/>
    </style:style>
    <style:style style:name="TableCell48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8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8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8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9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49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49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9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494" style:family="table-row">
      <style:table-row-properties style:row-height="0.3152in" style:use-optimal-row-height="false"/>
    </style:style>
    <style:style style:name="TableCell49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49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9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49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49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0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0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0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03" style:family="table-row">
      <style:table-row-properties style:row-height="0.3152in" style:use-optimal-row-height="false"/>
    </style:style>
    <style:style style:name="TableCell50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0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0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0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0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0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1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1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12" style:family="table-row">
      <style:table-row-properties style:row-height="0.3152in" style:use-optimal-row-height="false"/>
    </style:style>
    <style:style style:name="TableCell51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1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1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1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1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1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1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2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21" style:family="table-row">
      <style:table-row-properties style:row-height="0.3152in" style:use-optimal-row-height="false"/>
    </style:style>
    <style:style style:name="TableCell522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2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2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2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2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2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2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2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30" style:family="table-row">
      <style:table-row-properties style:row-height="0.3152in" style:use-optimal-row-height="false"/>
    </style:style>
    <style:style style:name="TableCell53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3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3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3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3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3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3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3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39" style:family="table-row">
      <style:table-row-properties style:row-height="0.3152in" style:use-optimal-row-height="false"/>
    </style:style>
    <style:style style:name="TableCell54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4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4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4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4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4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4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4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48" style:family="table-row">
      <style:table-row-properties style:row-height="0.3152in" style:use-optimal-row-height="false"/>
    </style:style>
    <style:style style:name="TableCell54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5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5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5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5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5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5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5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57" style:family="table-row">
      <style:table-row-properties style:row-height="0.3152in" style:use-optimal-row-height="false"/>
    </style:style>
    <style:style style:name="TableCell55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5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6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6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6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6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6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6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66" style:family="table-row">
      <style:table-row-properties style:row-height="0.3152in" style:use-optimal-row-height="false"/>
    </style:style>
    <style:style style:name="TableCell56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6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6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7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7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7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7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7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75" style:family="table-row">
      <style:table-row-properties style:row-height="0.3152in" style:use-optimal-row-height="false"/>
    </style:style>
    <style:style style:name="TableCell57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7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7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7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8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8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8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8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84" style:family="table-row">
      <style:table-row-properties style:row-height="0.3152in" style:use-optimal-row-height="false"/>
    </style:style>
    <style:style style:name="TableCell58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8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8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8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8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9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59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9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593" style:family="table-row">
      <style:table-row-properties style:row-height="0.3152in" style:use-optimal-row-height="false"/>
    </style:style>
    <style:style style:name="TableCell59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59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9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59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59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59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0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0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02" style:family="table-row">
      <style:table-row-properties style:row-height="0.3152in" style:use-optimal-row-height="false"/>
    </style:style>
    <style:style style:name="TableCell60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0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0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0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0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0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0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1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11" style:family="table-row">
      <style:table-row-properties style:row-height="0.3152in" style:use-optimal-row-height="false"/>
    </style:style>
    <style:style style:name="TableCell612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1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1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1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1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1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1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1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20" style:family="table-row">
      <style:table-row-properties style:row-height="0.3152in" style:use-optimal-row-height="false"/>
    </style:style>
    <style:style style:name="TableCell62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2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2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2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2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2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2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2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29" style:family="table-row">
      <style:table-row-properties style:row-height="0.3152in" style:use-optimal-row-height="false"/>
    </style:style>
    <style:style style:name="TableCell63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3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3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3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3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3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3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3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38" style:family="table-row">
      <style:table-row-properties style:row-height="0.3152in" style:use-optimal-row-height="false"/>
    </style:style>
    <style:style style:name="TableCell639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4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4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4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4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44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4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4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47" style:family="table-row">
      <style:table-row-properties style:row-height="0.3152in" style:use-optimal-row-height="false"/>
    </style:style>
    <style:style style:name="TableCell648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4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5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5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5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53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5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5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56" style:family="table-row">
      <style:table-row-properties style:row-height="0.3152in" style:use-optimal-row-height="false"/>
    </style:style>
    <style:style style:name="TableCell657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5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5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6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6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62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6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6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65" style:family="table-row">
      <style:table-row-properties style:row-height="0.3152in" style:use-optimal-row-height="false"/>
    </style:style>
    <style:style style:name="TableCell666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6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6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6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7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71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7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7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74" style:family="table-row">
      <style:table-row-properties style:row-height="0.3152in" style:use-optimal-row-height="false"/>
    </style:style>
    <style:style style:name="TableCell675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7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7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7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7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80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8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8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83" style:family="table-row">
      <style:table-row-properties style:row-height="0.3152in" style:use-optimal-row-height="false"/>
    </style:style>
    <style:style style:name="TableCell684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8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8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8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8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89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90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9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692" style:family="table-row">
      <style:table-row-properties style:row-height="0.3152in" style:use-optimal-row-height="false"/>
    </style:style>
    <style:style style:name="TableCell693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69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9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696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69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698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699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00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701" style:family="table-row">
      <style:table-row-properties style:row-height="0.3152in" style:use-optimal-row-height="false"/>
    </style:style>
    <style:style style:name="TableCell702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70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0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05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0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07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708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09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710" style:family="table-row">
      <style:table-row-properties style:row-height="0.3152in" style:use-optimal-row-height="false"/>
    </style:style>
    <style:style style:name="TableCell711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712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1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14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1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16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71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18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Row719" style:family="table-row">
      <style:table-row-properties style:row-height="0.3152in" style:use-optimal-row-height="false"/>
    </style:style>
    <style:style style:name="TableCell720" style:family="table-cell">
      <style:table-cell-properties fo:border-top="none" fo:border-left="none" fo:border-bottom="0.0104in solid #000000" fo:border-right="none" style:writing-mode="lr-tb" style:vertical-align="middle" fo:padding-top="0in" fo:padding-left="0.0395in" fo:padding-bottom="0in" fo:padding-right="0.0395in"/>
    </style:style>
    <style:style style:name="P721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22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23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TableCell724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25" style:parent-style-name="TableContents" style:family="paragraph">
      <style:paragraph-properties fo:text-align="center"/>
      <style:text-properties style:font-name="GOST Common" fo:font-style="italic" style:font-style-asian="italic" style:font-style-complex="italic" style:font-size-complex="14pt"/>
    </style:style>
    <style:style style:name="TableCell726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395in" fo:padding-bottom="0in" fo:padding-right="0in"/>
    </style:style>
    <style:style style:name="P727" style:parent-style-name="TableContents" style:family="paragraph">
      <style:text-properties style:font-name="GOST Common" fo:font-style="italic" style:font-style-asian="italic" style:font-style-complex="italic" style:font-size-complex="14pt"/>
    </style:style>
    <style:style style:name="P728" style:parent-style-name="Framecontents" style:family="paragraph">
      <style:text-properties style:font-name="GOST Common"/>
    </style:style>
    <style:style style:name="T729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/>
    </style:style>
    <style:style style:name="TableColumn731" style:family="table-column">
      <style:table-column-properties style:column-width="0.2756in" style:use-optimal-column-width="false"/>
    </style:style>
    <style:style style:name="TableColumn732" style:family="table-column">
      <style:table-column-properties style:column-width="0.3937in" style:use-optimal-column-width="false"/>
    </style:style>
    <style:style style:name="TableColumn733" style:family="table-column">
      <style:table-column-properties style:column-width="0.9055in" style:use-optimal-column-width="false"/>
    </style:style>
    <style:style style:name="TableColumn734" style:family="table-column">
      <style:table-column-properties style:column-width="0.5902in" style:use-optimal-column-width="false"/>
    </style:style>
    <style:style style:name="TableColumn735" style:family="table-column">
      <style:table-column-properties style:column-width="0.3937in" style:use-optimal-column-width="false"/>
    </style:style>
    <style:style style:name="TableColumn736" style:family="table-column">
      <style:table-column-properties style:column-width="4.3298in" style:use-optimal-column-width="false"/>
    </style:style>
    <style:style style:name="TableColumn737" style:family="table-column">
      <style:table-column-properties style:column-width="0.35in" style:use-optimal-column-width="false"/>
    </style:style>
    <style:style style:name="Table730" style:family="table">
      <style:table-properties style:width="7.2388in" fo:margin-left="0in" table:align="left"/>
    </style:style>
    <style:style style:name="TableRow738" style:family="table-row">
      <style:table-row-properties style:row-height="0.193in" style:use-optimal-row-height="false"/>
    </style:style>
    <style:style style:name="TableCell739" style:family="table-cell">
      <style:table-cell-properties fo:border-top="none" fo:border-left="none" fo:border-bottom="0.0104in solid #000000" fo:border-right="none" style:writing-mode="lr-tb" style:vertical-align="middle" fo:padding-top="0in" fo:padding-left="0in" fo:padding-bottom="0in" fo:padding-right="0in"/>
    </style:style>
    <style:style style:name="P740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41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42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4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44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45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46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47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in" fo:padding-bottom="0in" fo:padding-right="0in"/>
    </style:style>
    <style:style style:name="P748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49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50" style:parent-style-name="TableContents" style:family="paragraph">
      <style:paragraph-properties fo:text-align="center"/>
      <style:text-properties fo:font-style="italic" style:font-style-asian="italic" style:font-style-complex="italic" fo:font-size="22pt" style:font-size-asian="22pt" style:font-size-complex="22pt"/>
    </style:style>
    <style:style style:name="TableCell75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52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Row753" style:family="table-row">
      <style:table-row-properties style:row-height="0.0784in" style:use-optimal-row-height="false"/>
    </style:style>
    <style:style style:name="TableCell754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755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5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57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5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59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6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61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Cell76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63" style:parent-style-name="TableContents" style:family="paragraph">
      <style:text-properties fo:font-style="italic" style:font-style-asian="italic" style:font-style-complex="italic" fo:font-size="12pt" style:font-size-asian="12pt"/>
    </style:style>
    <style:style style:name="TableRow764" style:family="table-row">
      <style:table-row-properties style:row-height="0.1138in" style:use-optimal-row-height="false"/>
    </style:style>
    <style:style style:name="TableCell765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66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/>
    </style:style>
    <style:style style:name="TableRow767" style:family="table-row">
      <style:table-row-properties style:row-height="0.193in" style:use-optimal-row-height="false"/>
    </style:style>
    <style:style style:name="TableCell7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9" style:parent-style-name="TableContents" style:family="paragraph">
      <style:paragraph-properties fo:text-align="center" fo:line-height="0.1965in"/>
    </style:style>
    <style:style style:name="T770" style:parent-style-name="Основнойшрифтабзаца" style:family="text">
      <style:text-properties fo:font-style="italic" style:font-style-asian="italic" style:font-style-complex="italic" style:text-position="20.8% 100%" fo:font-size="12pt" style:font-size-asian="12pt"/>
    </style:style>
    <style:style style:name="TableCell771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72" style:parent-style-name="TableContents" style:family="paragraph">
      <style:paragraph-properties fo:text-align="center" fo:line-height="0.1965in"/>
    </style:style>
    <style:style style:name="T773" style:parent-style-name="Основнойшрифтабзаца" style:family="text">
      <style:text-properties fo:font-style="italic" style:font-style-asian="italic" style:font-style-complex="italic" style:text-position="20.8% 100%" fo:font-size="12pt" style:font-size-asian="12pt"/>
    </style:style>
    <style:style style:name="TableCell774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75" style:parent-style-name="TableContents" style:family="paragraph">
      <style:paragraph-properties fo:text-align="center" fo:line-height="0.1965in"/>
    </style:style>
    <style:style style:name="T776" style:parent-style-name="Основнойшрифтабзаца" style:family="text">
      <style:text-properties fo:font-style="italic" style:font-style-asian="italic" style:font-style-complex="italic" style:text-position="20.8% 100%" fo:font-size="12pt" style:font-size-asian="12pt"/>
    </style:style>
    <style:style style:name="TableCell777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78" style:parent-style-name="TableContents" style:family="paragraph">
      <style:paragraph-properties fo:text-align="center" fo:line-height="0.1965in"/>
    </style:style>
    <style:style style:name="T779" style:parent-style-name="Основнойшрифтабзаца" style:family="text">
      <style:text-properties fo:font-style="italic" style:font-style-asian="italic" style:font-style-complex="italic" style:text-position="20.8% 100%" fo:font-size="12pt" style:font-size-asian="12pt"/>
    </style:style>
    <style:style style:name="TableCell780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781" style:parent-style-name="TableContents" style:family="paragraph">
      <style:paragraph-properties fo:text-align="center" fo:line-height="0.1965in"/>
    </style:style>
    <style:style style:name="T782" style:parent-style-name="Основнойшрифтабзаца" style:family="text">
      <style:text-properties fo:font-style="italic" style:font-style-asian="italic" style:font-style-complex="italic" style:text-position="20.8% 100%" fo:font-size="12pt" style:font-size-asian="12pt"/>
    </style:style>
    <style:style style:name="T783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/>
    </style:style>
    <style:style style:name="TableColumn785" style:family="table-column">
      <style:table-column-properties style:column-width="0.1965in" style:use-optimal-column-width="false"/>
    </style:style>
    <style:style style:name="TableColumn786" style:family="table-column">
      <style:table-column-properties style:column-width="0.2534in" style:use-optimal-column-width="false"/>
    </style:style>
    <style:style style:name="Table784" style:family="table">
      <style:table-properties style:width="0.45in" fo:margin-left="0in" table:align="left"/>
    </style:style>
    <style:style style:name="TableRow787" style:family="table-row">
      <style:table-row-properties style:row-height="1.3583in" style:use-optimal-row-height="false"/>
    </style:style>
    <style:style style:name="TableCell788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789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7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91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792" style:family="table-row">
      <style:table-row-properties style:row-height="0.984in" style:use-optimal-row-height="false"/>
    </style:style>
    <style:style style:name="TableCell793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794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795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796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797" style:family="table-row">
      <style:table-row-properties style:row-height="0.984in" style:use-optimal-row-height="false"/>
    </style:style>
    <style:style style:name="TableCell798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799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80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801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802" style:family="table-row">
      <style:table-row-properties style:row-height="1.3701in" style:use-optimal-row-height="false"/>
    </style:style>
    <style:style style:name="TableCell803" style:family="table-cell">
      <style:table-cell-properties fo:border-top="none" fo:border-left="none" fo:border-bottom="0.0208in solid #000000" fo:border-right="none" style:writing-mode="lr-tb" style:vertical-align="middle" fo:padding-top="0in" fo:padding-left="0in" fo:padding-bottom="0in" fo:padding-right="0in"/>
    </style:style>
    <style:style style:name="P804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805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in" fo:padding-bottom="0in" fo:padding-right="0in"/>
    </style:style>
    <style:style style:name="P806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Row807" style:family="table-row">
      <style:table-row-properties style:row-height="0.984in" style:use-optimal-row-height="false"/>
    </style:style>
    <style:style style:name="TableCell8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9" style:parent-style-name="TableContents" style:family="paragraph"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name="TableCell810" style:family="table-cell">
      <style:table-cell-properties fo:border-top="none" fo:border-left="0.0208in solid #000000" fo:border-bottom="none" fo:border-right="none" style:writing-mode="lr-tb" style:vertical-align="middle" fo:padding-top="0in" fo:padding-left="0in" fo:padding-bottom="0in" fo:padding-right="0in"/>
    </style:style>
    <style:style style:name="P811" style:parent-style-name="TableContents" style:family="paragraph">
      <style:paragraph-properties fo:text-align="center"/>
      <style:text-properties fo:font-style="italic" style:font-style-asian="italic" style:font-style-complex="italic" fo:font-size="12pt" style:font-size-asian="12pt" style:text-rotation-angle="90" style:text-rotation-scale="line-height"/>
    </style:style>
    <style:style style:family="graphic" style:name="a0" style:parent-style-name="Graphics">
      <style:graphic-properties fo:wrap-option="no-wrap" fo:border="0.02208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2208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1Frame2" text:anchor-type="paragraph" svg:x="0.7874in" svg:y="0.19646in" svg:width="7.28333in" svg:height="9.72431in" style:rel-width="scale" style:rel-height="scale"><draw:text-box><table:table table:style-name="Table3"><table:table-columns><table:table-column table:style-name="TableColumn4"/><table:table-column table:style-name="TableColumn5"/><table:table-column table:style-name="TableColumn6"/><table:table-column table:style-name="TableColumn7"/></table:table-columns><table:table-row table:style-name="TableRow8"><table:table-cell table:style-name="TableCell9"><text:p text:style-name="P10">Поз.</text:p><text:p text:style-name="P11">обозначе-</text:p><text:p text:style-name="P12">ние</text:p></table:table-cell><table:table-cell table:style-name="TableCell13"><text:p text:style-name="P14">Наименование</text:p></table:table-cell><table:table-cell table:style-name="TableCell15"><text:p text:style-name="P16">Кол.</text:p></table:table-cell><table:table-cell table:style-name="TableCell17"><text:p text:style-name="P18">Примечание</text:p></table:table-cell></table:table-row><table:table-row table:style-name="TableRow19"><table:table-cell table:style-name="TableCell20"><text:p text:style-name="P21"/></table:table-cell><table:table-cell table:style-name="TableCell22"><text:p text:style-name="P23">Источники питания</text:p></table:table-cell><table:table-cell table:style-name="TableCell24"><text:p text:style-name="P25"/></table:table-cell><table:table-cell table:style-name="TableCell26"><text:p text:style-name="P27"/></table:table-cell></table:table-row><table:table-row table:style-name="TableRow28"><table:table-cell table:style-name="TableCell29"><text:p text:style-name="P30">BT1</text:p></table:table-cell><table:table-cell table:style-name="TableCell31"><text:p text:style-name="P32">3 В</text:p></table:table-cell><table:table-cell table:style-name="TableCell33"><text:p text:style-name="P34">1</text:p></table:table-cell><table:table-cell table:style-name="TableCell35"><text:p text:style-name="P36"/></table:table-cell></table:table-row><table:table-row table:style-name="TableRow37"><table:table-cell table:style-name="TableCell38"><text:p text:style-name="P39"/></table:table-cell><table:table-cell table:style-name="TableCell40"><text:p text:style-name="P41"/></table:table-cell><table:table-cell table:style-name="TableCell42"><text:p text:style-name="P43"/></table:table-cell><table:table-cell table:style-name="TableCell44"><text:p text:style-name="P45"/></table:table-cell></table:table-row><table:table-row table:style-name="TableRow46"><table:table-cell table:style-name="TableCell47"><text:p text:style-name="P48"/></table:table-cell><table:table-cell table:style-name="TableCell49"><text:p text:style-name="P50">Конденсаторы</text:p></table:table-cell><table:table-cell table:style-name="TableCell51"><text:p text:style-name="P52"/></table:table-cell><table:table-cell table:style-name="TableCell53"><text:p text:style-name="P54"/></table:table-cell></table:table-row><table:table-row table:style-name="TableRow55"><table:table-cell table:style-name="TableCell56"><text:p text:style-name="P57">C1</text:p></table:table-cell><table:table-cell table:style-name="TableCell58"><text:p text:style-name="P59">0,1 мкФ</text:p></table:table-cell><table:table-cell table:style-name="TableCell60"><text:p text:style-name="P61">1</text:p></table:table-cell><table:table-cell table:style-name="TableCell62"><text:p text:style-name="P63"/></table:table-cell></table:table-row><table:table-row table:style-name="TableRow64"><table:table-cell table:style-name="TableCell65"><text:p text:style-name="P66">C2</text:p></table:table-cell><table:table-cell table:style-name="TableCell67"><text:p text:style-name="P68">10мк*10</text:p></table:table-cell><table:table-cell table:style-name="TableCell69"><text:p text:style-name="P70">1</text:p></table:table-cell><table:table-cell table:style-name="TableCell71"><text:p text:style-name="P72"/></table:table-cell></table:table-row><table:table-row table:style-name="TableRow73"><table:table-cell table:style-name="TableCell74"><text:p text:style-name="P75">C3-C9</text:p></table:table-cell><table:table-cell table:style-name="TableCell76"><text:p text:style-name="P77">0,1 мкФ</text:p></table:table-cell><table:table-cell table:style-name="TableCell78"><text:p text:style-name="P79">7</text:p></table:table-cell><table:table-cell table:style-name="TableCell80"><text:p text:style-name="P81"/></table:table-cell></table:table-row><table:table-row table:style-name="TableRow82"><table:table-cell table:style-name="TableCell83"><text:p text:style-name="P84">C10, C11</text:p></table:table-cell><table:table-cell table:style-name="TableCell85"><text:p text:style-name="P86">15 пФ</text:p></table:table-cell><table:table-cell table:style-name="TableCell87"><text:p text:style-name="P88">2</text:p></table:table-cell><table:table-cell table:style-name="TableCell89"><text:p text:style-name="P90"/></table:table-cell></table:table-row><table:table-row table:style-name="TableRow91"><table:table-cell table:style-name="TableCell92"><text:p text:style-name="P93">C12-C18</text:p></table:table-cell><table:table-cell table:style-name="TableCell94"><text:p text:style-name="P95">0,1 мкФ</text:p></table:table-cell><table:table-cell table:style-name="TableCell96"><text:p text:style-name="P97">7</text:p></table:table-cell><table:table-cell table:style-name="TableCell98"><text:p text:style-name="P99"/></table:table-cell></table:table-row><table:table-row table:style-name="TableRow100"><table:table-cell table:style-name="TableCell101"><text:p text:style-name="P102">C19, C20</text:p></table:table-cell><table:table-cell table:style-name="TableCell103"><text:p text:style-name="P104">33 пФ</text:p></table:table-cell><table:table-cell table:style-name="TableCell105"><text:p text:style-name="P106">2</text:p></table:table-cell><table:table-cell table:style-name="TableCell107"><text:p text:style-name="P108"/></table:table-cell></table:table-row><table:table-row table:style-name="TableRow109"><table:table-cell table:style-name="TableCell110"><text:p text:style-name="P111"/></table:table-cell><table:table-cell table:style-name="TableCell112"><text:p text:style-name="P113"/></table:table-cell><table:table-cell table:style-name="TableCell114"><text:p text:style-name="P115"/></table:table-cell><table:table-cell table:style-name="TableCell116"><text:p text:style-name="P117"/></table:table-cell></table:table-row><table:table-row table:style-name="TableRow118"><table:table-cell table:style-name="TableCell119"><text:p text:style-name="P120"/></table:table-cell><table:table-cell table:style-name="TableCell121"><text:p text:style-name="P122">Схемы<text:s/>интегральные</text:p></table:table-cell><table:table-cell table:style-name="TableCell123"><text:p text:style-name="P124"/></table:table-cell><table:table-cell table:style-name="TableCell125"><text:p text:style-name="P126"/></table:table-cell></table:table-row><table:table-row table:style-name="TableRow127"><table:table-cell table:style-name="TableCell128"><text:p text:style-name="P129">D1</text:p></table:table-cell><table:table-cell table:style-name="TableCell130"><text:p text:style-name="P131">BAT54C</text:p></table:table-cell><table:table-cell table:style-name="TableCell132"><text:p text:style-name="P133">1</text:p></table:table-cell><table:table-cell table:style-name="TableCell134"><text:p text:style-name="P135"/></table:table-cell></table:table-row><table:table-row table:style-name="TableRow136"><table:table-cell table:style-name="TableCell137"><text:p text:style-name="P138">D2</text:p></table:table-cell><table:table-cell table:style-name="TableCell139"><text:p text:style-name="P140">LED</text:p></table:table-cell><table:table-cell table:style-name="TableCell141"><text:p text:style-name="P142">1</text:p></table:table-cell><table:table-cell table:style-name="TableCell143"><text:p text:style-name="P144"/></table:table-cell></table:table-row><table:table-row table:style-name="TableRow145"><table:table-cell table:style-name="TableCell146"><text:p text:style-name="P147">D3</text:p></table:table-cell><table:table-cell table:style-name="TableCell148"><text:p text:style-name="P149">K1986BE92QI</text:p></table:table-cell><table:table-cell table:style-name="TableCell150"><text:p text:style-name="P151">1</text:p></table:table-cell><table:table-cell table:style-name="TableCell152"><text:p text:style-name="P153"/></table:table-cell></table:table-row><table:table-row table:style-name="TableRow154"><table:table-cell table:style-name="TableCell155"><text:p text:style-name="P156"/></table:table-cell><table:table-cell table:style-name="TableCell157"><text:p text:style-name="P158"/></table:table-cell><table:table-cell table:style-name="TableCell159"><text:p text:style-name="P160"/></table:table-cell><table:table-cell table:style-name="TableCell161"><text:p text:style-name="P162"/></table:table-cell></table:table-row><table:table-row table:style-name="TableRow163"><table:table-cell table:style-name="TableCell164"><text:p text:style-name="P165"/></table:table-cell><table:table-cell table:style-name="TableCell166"><text:p text:style-name="P167">Индикаторы символьные</text:p></table:table-cell><table:table-cell table:style-name="TableCell168"><text:p text:style-name="P169"/></table:table-cell><table:table-cell table:style-name="TableCell170"><text:p text:style-name="P171"/></table:table-cell></table:table-row><table:table-row table:style-name="TableRow172"><table:table-cell table:style-name="TableCell173"><text:p text:style-name="P174">HG1</text:p></table:table-cell><table:table-cell table:style-name="TableCell175"><text:p text:style-name="P176">MT-12864j</text:p></table:table-cell><table:table-cell table:style-name="TableCell177"><text:p text:style-name="P178">1</text:p></table:table-cell><table:table-cell table:style-name="TableCell179"><text:p text:style-name="P180"/></table:table-cell></table:table-row><table:table-row table:style-name="TableRow181"><table:table-cell table:style-name="TableCell182"><text:p text:style-name="P183"/></table:table-cell><table:table-cell table:style-name="TableCell184"><text:p text:style-name="P185"/></table:table-cell><table:table-cell table:style-name="TableCell186"><text:p text:style-name="P187"/></table:table-cell><table:table-cell table:style-name="TableCell188"><text:p text:style-name="P189"/></table:table-cell></table:table-row><table:table-row table:style-name="TableRow190"><table:table-cell table:style-name="TableCell191"><text:p text:style-name="P192"/></table:table-cell><table:table-cell table:style-name="TableCell193"><text:p text:style-name="P194">Резисторы</text:p></table:table-cell><table:table-cell table:style-name="TableCell195"><text:p text:style-name="P196"/></table:table-cell><table:table-cell table:style-name="TableCell197"><text:p text:style-name="P198"/></table:table-cell></table:table-row><table:table-row table:style-name="TableRow199"><table:table-cell table:style-name="TableCell200"><text:p text:style-name="P201">R1-R5</text:p></table:table-cell><table:table-cell table:style-name="TableCell202"><text:p text:style-name="P203">10 кОм</text:p></table:table-cell><table:table-cell table:style-name="TableCell204"><text:p text:style-name="P205">5</text:p></table:table-cell><table:table-cell table:style-name="TableCell206"><text:p text:style-name="P207"/></table:table-cell></table:table-row><table:table-row table:style-name="TableRow208"><table:table-cell table:style-name="TableCell209"><text:p text:style-name="P210">R6</text:p></table:table-cell><table:table-cell table:style-name="TableCell211"><text:p text:style-name="P212">1 кОм</text:p></table:table-cell><table:table-cell table:style-name="TableCell213"><text:p text:style-name="P214">1</text:p></table:table-cell><table:table-cell table:style-name="TableCell215"><text:p text:style-name="P216"/></table:table-cell></table:table-row><table:table-row table:style-name="TableRow217"><table:table-cell table:style-name="TableCell218"><text:p text:style-name="P219">R7</text:p></table:table-cell><table:table-cell table:style-name="TableCell220"><text:p text:style-name="P221">10 кОм</text:p></table:table-cell><table:table-cell table:style-name="TableCell222"><text:p text:style-name="P223">1</text:p></table:table-cell><table:table-cell table:style-name="TableCell224"><text:p text:style-name="P225"/></table:table-cell></table:table-row><table:table-row table:style-name="TableRow226"><table:table-cell table:style-name="TableCell227"><text:p text:style-name="P228">R8</text:p></table:table-cell><table:table-cell table:style-name="TableCell229"><text:p text:style-name="P230">3,3 кОм</text:p></table:table-cell><table:table-cell table:style-name="TableCell231"><text:p text:style-name="P232">1</text:p></table:table-cell><table:table-cell table:style-name="TableCell233"><text:p text:style-name="P234"/></table:table-cell></table:table-row><table:table-row table:style-name="TableRow235"><table:table-cell table:style-name="TableCell236"><text:p text:style-name="P237">R9</text:p></table:table-cell><table:table-cell table:style-name="TableCell238"><text:p text:style-name="P239">47 кОм</text:p></table:table-cell><table:table-cell table:style-name="TableCell240"><text:p text:style-name="P241">1</text:p></table:table-cell><table:table-cell table:style-name="TableCell242"><text:p text:style-name="P243"/></table:table-cell></table:table-row><table:table-row table:style-name="TableRow244"><table:table-cell table:style-name="TableCell245"><text:p text:style-name="P246">R10</text:p></table:table-cell><table:table-cell table:style-name="TableCell247"><text:p text:style-name="P248">10 кОм</text:p></table:table-cell><table:table-cell table:style-name="TableCell249"><text:p text:style-name="P250">1</text:p></table:table-cell><table:table-cell table:style-name="TableCell251"><text:p text:style-name="P252"/></table:table-cell></table:table-row><table:table-row table:style-name="TableRow253"><table:table-cell table:style-name="TableCell254"><text:p text:style-name="P255">R11, R12</text:p></table:table-cell><table:table-cell table:style-name="TableCell256"><text:p text:style-name="P257">47 кОм</text:p></table:table-cell><table:table-cell table:style-name="TableCell258"><text:p text:style-name="P259">2</text:p></table:table-cell><table:table-cell table:style-name="TableCell260"><text:p text:style-name="P261"/></table:table-cell></table:table-row><table:table-row table:style-name="TableRow262"><table:table-cell table:style-name="TableCell263"><text:p text:style-name="P264">R13, R14</text:p></table:table-cell><table:table-cell table:style-name="TableCell265"><text:p text:style-name="P266">10 кОм</text:p></table:table-cell><table:table-cell table:style-name="TableCell267"><text:p text:style-name="P268">2</text:p></table:table-cell><table:table-cell table:style-name="TableCell269"><text:p text:style-name="P270"/></table:table-cell></table:table-row><table:table-row table:style-name="TableRow271"><table:table-cell table:style-name="TableCell272"><text:p text:style-name="P273">R15</text:p></table:table-cell><table:table-cell table:style-name="TableCell274"><text:p text:style-name="P275">47 кОм</text:p></table:table-cell><table:table-cell table:style-name="TableCell276"><text:p text:style-name="P277">1</text:p></table:table-cell><table:table-cell table:style-name="TableCell278"><text:p text:style-name="P279"/></table:table-cell></table:table-row></table:table><text:p text:style-name="P280"/></draw:text-box><svg:title/><svg:desc/></draw:frame><draw:frame draw:z-index="251657216" draw:id="id1" draw:style-name="a1" draw:name="1Frame3" text:anchor-type="paragraph" svg:x="0.31535in" svg:y="5.7874in" svg:width="0.47153in" svg:height="5.70764in" style:rel-width="scale" style:rel-height="scale"><draw:text-box><table:table table:style-name="Table281"><table:table-columns><table:table-column table:style-name="TableColumn282"/><table:table-column table:style-name="TableColumn283"/></table:table-columns><table:table-row table:style-name="TableRow284"><table:table-cell table:style-name="TableCell285"><text:p text:style-name="P286">Подп. дата</text:p></table:table-cell><table:table-cell table:style-name="TableCell287"><text:p text:style-name="P288"/></table:table-cell></table:table-row><table:table-row table:style-name="TableRow289"><table:table-cell table:style-name="TableCell290"><text:p text:style-name="P291">Инв. № дубл.</text:p></table:table-cell><table:table-cell table:style-name="TableCell292"><text:p text:style-name="P293"/></table:table-cell></table:table-row><table:table-row table:style-name="TableRow294"><table:table-cell table:style-name="TableCell295"><text:p text:style-name="P296">Взам. инв. №</text:p></table:table-cell><table:table-cell table:style-name="TableCell297"><text:p text:style-name="P298"/></table:table-cell></table:table-row><table:table-row table:style-name="TableRow299"><table:table-cell table:style-name="TableCell300"><text:p text:style-name="P301">Подп. и дата</text:p></table:table-cell><table:table-cell table:style-name="TableCell302"><text:p text:style-name="P303"/></table:table-cell></table:table-row><table:table-row table:style-name="TableRow304"><table:table-cell table:style-name="TableCell305"><text:p text:style-name="P306">Инв. № подл.</text:p></table:table-cell><table:table-cell table:style-name="TableCell307"><text:p text:style-name="P308"/></table:table-cell></table:table-row></table:table><text:p text:style-name="Framecontents"/></draw:text-box><svg:title/><svg:desc/></draw:frame><draw:frame draw:z-index="251655168" draw:id="id2" draw:style-name="a2" draw:name="1Frame4" text:anchor-type="paragraph" svg:x="0.7874in" svg:y="9.92165in" svg:width="7.28333in" svg:height="1.575in" style:rel-width="scale" style:rel-height="scale"><draw:text-box><table:table table:style-name="Table309"><table:table-columns><table:table-column table:style-name="TableColumn310"/><table:table-column table:style-name="TableColumn311"/><table:table-column table:style-name="TableColumn312"/><table:table-column table:style-name="TableColumn313"/><table:table-column table:style-name="TableColumn314"/><table:table-column table:style-name="TableColumn315"/><table:table-column table:style-name="TableColumn316"/><table:table-column table:style-name="TableColumn317"/><table:table-column table:style-name="TableColumn318"/><table:table-column table:style-name="TableColumn319"/><table:table-column table:style-name="TableColumn320"/></table:table-columns><table:table-row table:style-name="TableRow321"><table:table-cell table:style-name="TableCell322"><text:p text:style-name="P323"/></table:table-cell><table:table-cell table:style-name="TableCell324"><text:p text:style-name="P325"/></table:table-cell><table:table-cell table:style-name="TableCell326"><text:p text:style-name="P327"/></table:table-cell><table:table-cell table:style-name="TableCell328"><text:p text:style-name="P329"/></table:table-cell><table:table-cell table:style-name="TableCell330"><text:p text:style-name="P331"/></table:table-cell><table:table-cell table:style-name="TableCell332" table:number-columns-spanned="6" table:number-rows-spanned="3"><text:p text:style-name="P333">Система контроля показаний цифровых датчиков</text:p></table:table-cell><table:covered-table-cell/><table:covered-table-cell/><table:covered-table-cell/><table:covered-table-cell/><table:covered-table-cell/></table:table-row><table:table-row table:style-name="TableRow334"><table:table-cell table:style-name="TableCell335"><text:p text:style-name="P336"/></table:table-cell><table:table-cell table:style-name="TableCell337"><text:p text:style-name="P338"/></table:table-cell><table:table-cell table:style-name="TableCell339"><text:p text:style-name="P340"/></table:table-cell><table:table-cell table:style-name="TableCell341"><text:p text:style-name="P342"/></table:table-cell><table:table-cell table:style-name="TableCell343"><text:p text:style-name="P344"/></table:table-cell><table:covered-table-cell><text:p text:style-name="Обычный"/></table:covered-table-cell><table:covered-table-cell/><table:covered-table-cell/><table:covered-table-cell/><table:covered-table-cell/><table:covered-table-cell/></table:table-row><table:table-row table:style-name="TableRow345"><table:table-cell table:style-name="TableCell346"><text:p text:style-name="P347">Изм.</text:p></table:table-cell><table:table-cell table:style-name="TableCell348"><text:p text:style-name="P349">Лист</text:p></table:table-cell><table:table-cell table:style-name="TableCell350"><text:p text:style-name="P351">№ докум.</text:p></table:table-cell><table:table-cell table:style-name="TableCell352"><text:p text:style-name="P353">Подп</text:p></table:table-cell><table:table-cell table:style-name="TableCell354"><text:p text:style-name="P355">Дата</text:p></table:table-cell><table:covered-table-cell><text:p text:style-name="Обычный"/></table:covered-table-cell><table:covered-table-cell/><table:covered-table-cell/><table:covered-table-cell/><table:covered-table-cell/><table:covered-table-cell/></table:table-row><table:table-row table:style-name="TableRow356"><table:table-cell table:style-name="TableCell357" table:number-columns-spanned="2"><text:p text:style-name="P358">Разраб.</text:p></table:table-cell><table:covered-table-cell/><table:table-cell table:style-name="TableCell359"><text:p text:style-name="P360">Гаджиев Э.А.</text:p></table:table-cell><table:table-cell table:style-name="TableCell361"><text:p text:style-name="P362"/></table:table-cell><table:table-cell table:style-name="TableCell363"><text:p text:style-name="P364"/></table:table-cell><table:table-cell table:style-name="TableCell365" table:number-rows-spanned="5"><text:p text:style-name="P366"/><text:p text:style-name="P367">Перечень элементов</text:p></table:table-cell><table:table-cell table:style-name="TableCell368" table:number-columns-spanned="3"><text:p text:style-name="P369">Лит.</text:p></table:table-cell><table:covered-table-cell/><table:covered-table-cell/><table:table-cell table:style-name="TableCell370"><text:p text:style-name="P371">Лист</text:p></table:table-cell><table:table-cell table:style-name="TableCell372"><text:p text:style-name="P373">Листов</text:p></table:table-cell></table:table-row><table:table-row table:style-name="TableRow374"><table:table-cell table:style-name="TableCell375" table:number-columns-spanned="2"><text:p text:style-name="P376">Пров.</text:p></table:table-cell><table:covered-table-cell/><table:table-cell table:style-name="TableCell377"><text:p text:style-name="P378">Хохлов С.А.</text:p></table:table-cell><table:table-cell table:style-name="TableCell379"><text:p text:style-name="P380"/></table:table-cell><table:table-cell table:style-name="TableCell381"><text:p text:style-name="P382"/></table:table-cell><table:covered-table-cell><text:p text:style-name="Обычный"/></table:covered-table-cell><table:table-cell table:style-name="TableCell383"><text:p text:style-name="P384"/></table:table-cell><table:table-cell table:style-name="TableCell385"><text:p text:style-name="P386"/></table:table-cell><table:table-cell table:style-name="TableCell387"><text:p text:style-name="P388"/></table:table-cell><table:table-cell table:style-name="TableCell389"><text:p text:style-name="P390">1</text:p></table:table-cell><table:table-cell table:style-name="TableCell391"><text:p text:style-name="P392">2</text:p></table:table-cell></table:table-row><table:table-row table:style-name="TableRow393"><table:table-cell table:style-name="TableCell394" table:number-columns-spanned="2"><text:p text:style-name="P395"/></table:table-cell><table:covered-table-cell/><table:table-cell table:style-name="TableCell396"><text:p text:style-name="P397"/></table:table-cell><table:table-cell table:style-name="TableCell398"><text:p text:style-name="P399"/></table:table-cell><table:table-cell table:style-name="TableCell400"><text:p text:style-name="P401"/></table:table-cell><table:covered-table-cell><text:p text:style-name="Обычный"/></table:covered-table-cell><table:table-cell table:style-name="TableCell402" table:number-columns-spanned="5" table:number-rows-spanned="3"><text:p text:style-name="P403">МГТУ им. Н.Э. Баумана</text:p></table:table-cell><table:covered-table-cell/><table:covered-table-cell/><table:covered-table-cell/><table:covered-table-cell/></table:table-row><table:table-row table:style-name="TableRow404"><table:table-cell table:style-name="TableCell405" table:number-columns-spanned="2"><text:p text:style-name="P406">Н. контр.</text:p></table:table-cell><table:covered-table-cell/><table:table-cell table:style-name="TableCell407"><text:p text:style-name="P408"/></table:table-cell><table:table-cell table:style-name="TableCell409"><text:p text:style-name="P410"/></table:table-cell><table:table-cell table:style-name="TableCell411"><text:p text:style-name="P412"/></table:table-cell><table:covered-table-cell><text:p text:style-name="Обычный"/></table:covered-table-cell><table:covered-table-cell><text:p text:style-name="Обычный"/></table:covered-table-cell><table:covered-table-cell/><table:covered-table-cell/><table:covered-table-cell/><table:covered-table-cell/></table:table-row><table:table-row table:style-name="TableRow413"><table:table-cell table:style-name="TableCell414" table:number-columns-spanned="2"><text:p text:style-name="P415">Утв.</text:p></table:table-cell><table:covered-table-cell/><table:table-cell table:style-name="TableCell416"><text:p text:style-name="P417"/></table:table-cell><table:table-cell table:style-name="TableCell418"><text:p text:style-name="P419"/></table:table-cell><table:table-cell table:style-name="TableCell420"><text:p text:style-name="P421"/></table:table-cell><table:covered-table-cell><text:p text:style-name="Обычный"/></table:covered-table-cell><table:covered-table-cell><text:p text:style-name="Обычный"/></table:covered-table-cell><table:covered-table-cell/><table:covered-table-cell/><table:covered-table-cell/><table:covered-table-cell/></table:table-row></table:table><text:p text:style-name="Framecontents"/></draw:text-box><svg:title/><svg:desc/></draw:frame></text:p>
      <text:soft-page-break/>
      <text:p text:style-name="P422"><text:span text:style-name="T423"><draw:frame draw:z-index="251656192" draw:id="id3" draw:style-name="a3" draw:name="2Frame1" text:anchor-type="paragraph" svg:x="0.7874in" svg:y="0.19646in" svg:width="7.28333in" svg:height="10.70764in" style:rel-width="scale" style:rel-height="scale"><draw:text-box><table:table table:style-name="Table424"><table:table-columns><table:table-column table:style-name="TableColumn425"/><table:table-column table:style-name="TableColumn426"/><table:table-column table:style-name="TableColumn427"/><table:table-column table:style-name="TableColumn428"/></table:table-columns><table:table-row table:style-name="TableRow429"><table:table-cell table:style-name="TableCell430"><text:p text:style-name="P431">Поз.</text:p><text:p text:style-name="P432">обозначе-</text:p><text:p text:style-name="P433">ние</text:p></table:table-cell><table:table-cell table:style-name="TableCell434"><text:p text:style-name="P435">Наименование</text:p></table:table-cell><table:table-cell table:style-name="TableCell436"><text:p text:style-name="P437">Кол.</text:p></table:table-cell><table:table-cell table:style-name="TableCell438"><text:p text:style-name="P439">Примечание</text:p></table:table-cell></table:table-row><table:table-row table:style-name="TableRow440"><table:table-cell table:style-name="TableCell441"><text:p text:style-name="P442"/></table:table-cell><table:table-cell table:style-name="TableCell443"><text:p text:style-name="P444"/></table:table-cell><table:table-cell table:style-name="TableCell445"><text:p text:style-name="P446"/></table:table-cell><table:table-cell table:style-name="TableCell447"><text:p text:style-name="P448"/></table:table-cell></table:table-row><table:table-row table:style-name="TableRow449"><table:table-cell table:style-name="TableCell450"><text:p text:style-name="P451"/></table:table-cell><table:table-cell table:style-name="TableCell452"><text:p text:style-name="P453">Выключатели кнопочные</text:p></table:table-cell><table:table-cell table:style-name="TableCell454"><text:p text:style-name="P455"/></table:table-cell><table:table-cell table:style-name="TableCell456"><text:p text:style-name="P457"/></table:table-cell></table:table-row><table:table-row table:style-name="TableRow458"><table:table-cell table:style-name="TableCell459"><text:p text:style-name="P460">SB1-SB6</text:p></table:table-cell><table:table-cell table:style-name="TableCell461"><text:p text:style-name="P462">SB_PUSH_NO</text:p></table:table-cell><table:table-cell table:style-name="TableCell463"><text:p text:style-name="P464">6</text:p></table:table-cell><table:table-cell table:style-name="TableCell465"><text:p text:style-name="P466"/></table:table-cell></table:table-row><table:table-row table:style-name="TableRow467"><table:table-cell table:style-name="TableCell468"><text:p text:style-name="P469"/></table:table-cell><table:table-cell table:style-name="TableCell470"><text:p text:style-name="P471"/></table:table-cell><table:table-cell table:style-name="TableCell472"><text:p text:style-name="P473"/></table:table-cell><table:table-cell table:style-name="TableCell474"><text:p text:style-name="P475"/></table:table-cell></table:table-row><table:table-row table:style-name="TableRow476"><table:table-cell table:style-name="TableCell477"><text:p text:style-name="P478"/></table:table-cell><table:table-cell table:style-name="TableCell479"><text:p text:style-name="P480">Преобразователи</text:p></table:table-cell><table:table-cell table:style-name="TableCell481"><text:p text:style-name="P482"/></table:table-cell><table:table-cell table:style-name="TableCell483"><text:p text:style-name="P484"/></table:table-cell></table:table-row><table:table-row table:style-name="TableRow485"><table:table-cell table:style-name="TableCell486"><text:p text:style-name="P487">U1</text:p></table:table-cell><table:table-cell table:style-name="TableCell488"><text:p text:style-name="P489">LM1117-3.3</text:p></table:table-cell><table:table-cell table:style-name="TableCell490"><text:p text:style-name="P491">1</text:p></table:table-cell><table:table-cell table:style-name="TableCell492"><text:p text:style-name="P493"/></table:table-cell></table:table-row><table:table-row table:style-name="TableRow494"><table:table-cell table:style-name="TableCell495"><text:p text:style-name="P496"/></table:table-cell><table:table-cell table:style-name="TableCell497"><text:p text:style-name="P498"/></table:table-cell><table:table-cell table:style-name="TableCell499"><text:p text:style-name="P500"/></table:table-cell><table:table-cell table:style-name="TableCell501"><text:p text:style-name="P502"/></table:table-cell></table:table-row><table:table-row table:style-name="TableRow503"><table:table-cell table:style-name="TableCell504"><text:p text:style-name="P505"/></table:table-cell><table:table-cell table:style-name="TableCell506"><text:p text:style-name="P507">Схемы<text:s/>интегральные</text:p></table:table-cell><table:table-cell table:style-name="TableCell508"><text:p text:style-name="P509"/></table:table-cell><table:table-cell table:style-name="TableCell510"><text:p text:style-name="P511"/></table:table-cell></table:table-row><table:table-row table:style-name="TableRow512"><table:table-cell table:style-name="TableCell513"><text:p text:style-name="P514">U2</text:p></table:table-cell><table:table-cell table:style-name="TableCell515"><text:p text:style-name="P516">DHT11</text:p></table:table-cell><table:table-cell table:style-name="TableCell517"><text:p text:style-name="P518">1</text:p></table:table-cell><table:table-cell table:style-name="TableCell519"><text:p text:style-name="P520"/></table:table-cell></table:table-row><table:table-row table:style-name="TableRow521"><table:table-cell table:style-name="TableCell522"><text:p text:style-name="P523"/></table:table-cell><table:table-cell table:style-name="TableCell524"><text:p text:style-name="P525"/></table:table-cell><table:table-cell table:style-name="TableCell526"><text:p text:style-name="P527"/></table:table-cell><table:table-cell table:style-name="TableCell528"><text:p text:style-name="P529"/></table:table-cell></table:table-row><table:table-row table:style-name="TableRow530"><table:table-cell table:style-name="TableCell531"><text:p text:style-name="P532"/></table:table-cell><table:table-cell table:style-name="TableCell533"><text:p text:style-name="P534">Кварцевые резонаторы</text:p></table:table-cell><table:table-cell table:style-name="TableCell535"><text:p text:style-name="P536"/></table:table-cell><table:table-cell table:style-name="TableCell537"><text:p text:style-name="P538"/></table:table-cell></table:table-row><table:table-row table:style-name="TableRow539"><table:table-cell table:style-name="TableCell540"><text:p text:style-name="P541">Y1</text:p></table:table-cell><table:table-cell table:style-name="TableCell542"><text:p text:style-name="P543">8 МГц</text:p></table:table-cell><table:table-cell table:style-name="TableCell544"><text:p text:style-name="P545">1</text:p></table:table-cell><table:table-cell table:style-name="TableCell546"><text:p text:style-name="P547"/></table:table-cell></table:table-row><table:table-row table:style-name="TableRow548"><table:table-cell table:style-name="TableCell549"><text:p text:style-name="P550"/></table:table-cell><table:table-cell table:style-name="TableCell551"><text:p text:style-name="P552"/></table:table-cell><table:table-cell table:style-name="TableCell553"><text:p text:style-name="P554"/></table:table-cell><table:table-cell table:style-name="TableCell555"><text:p text:style-name="P556"/></table:table-cell></table:table-row><table:table-row table:style-name="TableRow557"><table:table-cell table:style-name="TableCell558"><text:p text:style-name="P559">Y2</text:p></table:table-cell><table:table-cell table:style-name="TableCell560"><text:p text:style-name="P561">Crystal</text:p></table:table-cell><table:table-cell table:style-name="TableCell562"><text:p text:style-name="P563">1</text:p></table:table-cell><table:table-cell table:style-name="TableCell564"><text:p text:style-name="P565"/></table:table-cell></table:table-row><table:table-row table:style-name="TableRow566"><table:table-cell table:style-name="TableCell567"><text:p text:style-name="P568"/></table:table-cell><table:table-cell table:style-name="TableCell569"><text:p text:style-name="P570"/></table:table-cell><table:table-cell table:style-name="TableCell571"><text:p text:style-name="P572"/></table:table-cell><table:table-cell table:style-name="TableCell573"><text:p text:style-name="P574"/></table:table-cell></table:table-row><table:table-row table:style-name="TableRow575"><table:table-cell table:style-name="TableCell576"><text:p text:style-name="P577"/></table:table-cell><table:table-cell table:style-name="TableCell578"><text:p text:style-name="P579">Фильтры</text:p></table:table-cell><table:table-cell table:style-name="TableCell580"><text:p text:style-name="P581"/></table:table-cell><table:table-cell table:style-name="TableCell582"><text:p text:style-name="P583"/></table:table-cell></table:table-row><table:table-row table:style-name="TableRow584"><table:table-cell table:style-name="TableCell585"><text:p text:style-name="P586">Z1</text:p></table:table-cell><table:table-cell table:style-name="TableCell587"><text:p text:style-name="P588">BNX002</text:p></table:table-cell><table:table-cell table:style-name="TableCell589"><text:p text:style-name="P590">1</text:p></table:table-cell><table:table-cell table:style-name="TableCell591"><text:p text:style-name="P592"/></table:table-cell></table:table-row><table:table-row table:style-name="TableRow593"><table:table-cell table:style-name="TableCell594"><text:p text:style-name="P595"/></table:table-cell><table:table-cell table:style-name="TableCell596"><text:p text:style-name="P597"/></table:table-cell><table:table-cell table:style-name="TableCell598"><text:p text:style-name="P599"/></table:table-cell><table:table-cell table:style-name="TableCell600"><text:p text:style-name="P601"/></table:table-cell></table:table-row><table:table-row table:style-name="TableRow602"><table:table-cell table:style-name="TableCell603"><text:p text:style-name="P604"/></table:table-cell><table:table-cell table:style-name="TableCell605"><text:p text:style-name="P606"/></table:table-cell><table:table-cell table:style-name="TableCell607"><text:p text:style-name="P608"/></table:table-cell><table:table-cell table:style-name="TableCell609"><text:p text:style-name="P610"/></table:table-cell></table:table-row><table:table-row table:style-name="TableRow611"><table:table-cell table:style-name="TableCell612"><text:p text:style-name="P613"/></table:table-cell><table:table-cell table:style-name="TableCell614"><text:p text:style-name="P615"/></table:table-cell><table:table-cell table:style-name="TableCell616"><text:p text:style-name="P617"/></table:table-cell><table:table-cell table:style-name="TableCell618"><text:p text:style-name="P619"/></table:table-cell></table:table-row><table:table-row table:style-name="TableRow620"><table:table-cell table:style-name="TableCell621"><text:p text:style-name="P622"/></table:table-cell><table:table-cell table:style-name="TableCell623"><text:p text:style-name="P624"/></table:table-cell><table:table-cell table:style-name="TableCell625"><text:p text:style-name="P626"/></table:table-cell><table:table-cell table:style-name="TableCell627"><text:p text:style-name="P628"/></table:table-cell></table:table-row><table:table-row table:style-name="TableRow629"><table:table-cell table:style-name="TableCell630"><text:p text:style-name="P631"/></table:table-cell><table:table-cell table:style-name="TableCell632"><text:p text:style-name="P633"/></table:table-cell><table:table-cell table:style-name="TableCell634"><text:p text:style-name="P635"/></table:table-cell><table:table-cell table:style-name="TableCell636"><text:p text:style-name="P637"/></table:table-cell></table:table-row><table:table-row table:style-name="TableRow638"><table:table-cell table:style-name="TableCell639"><text:p text:style-name="P640"/></table:table-cell><table:table-cell table:style-name="TableCell641"><text:p text:style-name="P642"/></table:table-cell><table:table-cell table:style-name="TableCell643"><text:p text:style-name="P644"/></table:table-cell><table:table-cell table:style-name="TableCell645"><text:p text:style-name="P646"/></table:table-cell></table:table-row><table:table-row table:style-name="TableRow647"><table:table-cell table:style-name="TableCell648"><text:p text:style-name="P649"/></table:table-cell><table:table-cell table:style-name="TableCell650"><text:p text:style-name="P651"/></table:table-cell><table:table-cell table:style-name="TableCell652"><text:p text:style-name="P653"/></table:table-cell><table:table-cell table:style-name="TableCell654"><text:p text:style-name="P655"/></table:table-cell></table:table-row><table:table-row table:style-name="TableRow656"><table:table-cell table:style-name="TableCell657"><text:p text:style-name="P658"/></table:table-cell><table:table-cell table:style-name="TableCell659"><text:p text:style-name="P660"/></table:table-cell><table:table-cell table:style-name="TableCell661"><text:p text:style-name="P662"/></table:table-cell><table:table-cell table:style-name="TableCell663"><text:p text:style-name="P664"/></table:table-cell></table:table-row><table:table-row table:style-name="TableRow665"><table:table-cell table:style-name="TableCell666"><text:p text:style-name="P667"/></table:table-cell><table:table-cell table:style-name="TableCell668"><text:p text:style-name="P669"/></table:table-cell><table:table-cell table:style-name="TableCell670"><text:p text:style-name="P671"/></table:table-cell><table:table-cell table:style-name="TableCell672"><text:p text:style-name="P673"/></table:table-cell></table:table-row><table:table-row table:style-name="TableRow674"><table:table-cell table:style-name="TableCell675"><text:p text:style-name="P676"/></table:table-cell><table:table-cell table:style-name="TableCell677"><text:p text:style-name="P678"/></table:table-cell><table:table-cell table:style-name="TableCell679"><text:p text:style-name="P680"/></table:table-cell><table:table-cell table:style-name="TableCell681"><text:p text:style-name="P682"/></table:table-cell></table:table-row><table:table-row table:style-name="TableRow683"><table:table-cell table:style-name="TableCell684"><text:p text:style-name="P685"/></table:table-cell><table:table-cell table:style-name="TableCell686"><text:p text:style-name="P687"/></table:table-cell><table:table-cell table:style-name="TableCell688"><text:p text:style-name="P689"/></table:table-cell><table:table-cell table:style-name="TableCell690"><text:p text:style-name="P691"/></table:table-cell></table:table-row><table:table-row table:style-name="TableRow692"><table:table-cell table:style-name="TableCell693"><text:p text:style-name="P694"/></table:table-cell><table:table-cell table:style-name="TableCell695"><text:p text:style-name="P696"/></table:table-cell><table:table-cell table:style-name="TableCell697"><text:p text:style-name="P698"/></table:table-cell><table:table-cell table:style-name="TableCell699"><text:p text:style-name="P700"/></table:table-cell></table:table-row><table:table-row table:style-name="TableRow701"><table:table-cell table:style-name="TableCell702"><text:p text:style-name="P703"/></table:table-cell><table:table-cell table:style-name="TableCell704"><text:p text:style-name="P705"/></table:table-cell><table:table-cell table:style-name="TableCell706"><text:p text:style-name="P707"/></table:table-cell><table:table-cell table:style-name="TableCell708"><text:p text:style-name="P709"/></table:table-cell></table:table-row><table:table-row table:style-name="TableRow710"><table:table-cell table:style-name="TableCell711"><text:p text:style-name="P712"/></table:table-cell><table:table-cell table:style-name="TableCell713"><text:p text:style-name="P714"/></table:table-cell><table:table-cell table:style-name="TableCell715"><text:p text:style-name="P716"/></table:table-cell><table:table-cell table:style-name="TableCell717"><text:p text:style-name="P718"/></table:table-cell></table:table-row><table:table-row table:style-name="TableRow719"><table:table-cell table:style-name="TableCell720"><text:p text:style-name="P721"/></table:table-cell><table:table-cell table:style-name="TableCell722"><text:p text:style-name="P723"/></table:table-cell><table:table-cell table:style-name="TableCell724"><text:p text:style-name="P725"/></table:table-cell><table:table-cell table:style-name="TableCell726"><text:p text:style-name="P727"/></table:table-cell></table:table-row></table:table><text:p text:style-name="P728"/></draw:text-box><svg:title/><svg:desc/></draw:frame></text:span><text:span text:style-name="T729"><draw:frame draw:z-index="251660288" draw:id="id4" draw:style-name="a4" draw:name="2Frame2" text:anchor-type="paragraph" svg:x="0.7874in" svg:y="10.90551in" svg:width="7.28333in" svg:height="0.58958in" style:rel-width="scale" style:rel-height="scale"><draw:text-box><table:table table:style-name="Table730"><table:table-columns><table:table-column table:style-name="TableColumn731"/><table:table-column table:style-name="TableColumn732"/><table:table-column table:style-name="TableColumn733"/><table:table-column table:style-name="TableColumn734"/><table:table-column table:style-name="TableColumn735"/><table:table-column table:style-name="TableColumn736"/><table:table-column table:style-name="TableColumn737"/></table:table-columns><table:table-row table:style-name="TableRow738"><table:table-cell table:style-name="TableCell739"><text:p text:style-name="P740"/></table:table-cell><table:table-cell table:style-name="TableCell741"><text:p text:style-name="P742"/></table:table-cell><table:table-cell table:style-name="TableCell743"><text:p text:style-name="P744"/></table:table-cell><table:table-cell table:style-name="TableCell745"><text:p text:style-name="P746"/></table:table-cell><table:table-cell table:style-name="TableCell747"><text:p text:style-name="P748"/></table:table-cell><table:table-cell table:style-name="TableCell749" table:number-rows-spanned="4"><text:p text:style-name="P750">Система контроля показаний цифровых<text:s/>датчиков</text:p></table:table-cell><table:table-cell table:style-name="TableCell751" table:number-rows-spanned="2"><text:p text:style-name="P752">Лист</text:p></table:table-cell></table:table-row><table:table-row table:style-name="TableRow753"><table:table-cell table:style-name="TableCell754" table:number-rows-spanned="2"><text:p text:style-name="P755"/></table:table-cell><table:table-cell table:style-name="TableCell756" table:number-rows-spanned="2"><text:p text:style-name="P757"/></table:table-cell><table:table-cell table:style-name="TableCell758" table:number-rows-spanned="2"><text:p text:style-name="P759"/></table:table-cell><table:table-cell table:style-name="TableCell760" table:number-rows-spanned="2"><text:p text:style-name="P761"/></table:table-cell><table:table-cell table:style-name="TableCell762" table:number-rows-spanned="2"><text:p text:style-name="P763"/></table:table-cell><table:covered-table-cell><text:p text:style-name="Обычный"/></table:covered-table-cell><table:covered-table-cell><text:p text:style-name="Обычный"/></table:covered-table-cell></table:table-row><table:table-row table:style-name="TableRow764"><table:covered-table-cell><text:p text:style-name="Обычный"/></table:covered-table-cell><table:covered-table-cell><text:p text:style-name="Обычный"/></table:covered-table-cell><table:covered-table-cell><text:p text:style-name="Обычный"/></table:covered-table-cell><table:covered-table-cell><text:p text:style-name="Обычный"/></table:covered-table-cell><table:covered-table-cell><text:p text:style-name="Обычный"/></table:covered-table-cell><table:covered-table-cell><text:p text:style-name="Обычный"/></table:covered-table-cell><table:table-cell table:style-name="TableCell765" table:number-rows-spanned="2"><text:p text:style-name="P766">2</text:p></table:table-cell></table:table-row><table:table-row table:style-name="TableRow767"><table:table-cell table:style-name="TableCell768"><text:p text:style-name="P769"><text:span text:style-name="T770">Изм.</text:span></text:p></table:table-cell><table:table-cell table:style-name="TableCell771"><text:p text:style-name="P772"><text:span text:style-name="T773">Лист</text:span></text:p></table:table-cell><table:table-cell table:style-name="TableCell774"><text:p text:style-name="P775"><text:span text:style-name="T776">№ докум.</text:span></text:p></table:table-cell><table:table-cell table:style-name="TableCell777"><text:p text:style-name="P778"><text:span text:style-name="T779">Подп.</text:span></text:p></table:table-cell><table:table-cell table:style-name="TableCell780"><text:p text:style-name="P781"><text:span text:style-name="T782">Дата</text:span></text:p></table:table-cell><table:covered-table-cell><text:p text:style-name="Обычный"/></table:covered-table-cell><table:covered-table-cell><text:p text:style-name="Обычный"/></table:covered-table-cell></table:table-row></table:table><text:p text:style-name="Framecontents"/></draw:text-box><svg:title/><svg:desc/></draw:frame></text:span><text:span text:style-name="T783"><draw:frame draw:z-index="251658240" draw:id="id5" draw:style-name="a5" draw:name="2Frame3" text:anchor-type="paragraph" svg:x="0.31535in" svg:y="5.7874in" svg:width="0.47153in" svg:height="5.70764in" style:rel-width="scale" style:rel-height="scale"><draw:text-box><table:table table:style-name="Table784"><table:table-columns><table:table-column table:style-name="TableColumn785"/><table:table-column table:style-name="TableColumn786"/></table:table-columns><table:table-row table:style-name="TableRow787"><table:table-cell table:style-name="TableCell788"><text:p text:style-name="P789">Подп. дата</text:p></table:table-cell><table:table-cell table:style-name="TableCell790"><text:p text:style-name="P791"/></table:table-cell></table:table-row><table:table-row table:style-name="TableRow792"><table:table-cell table:style-name="TableCell793"><text:p text:style-name="P794">Инв. № дубл.</text:p></table:table-cell><table:table-cell table:style-name="TableCell795"><text:p text:style-name="P796"/></table:table-cell></table:table-row><table:table-row table:style-name="TableRow797"><table:table-cell table:style-name="TableCell798"><text:p text:style-name="P799">Взам. инв. №</text:p></table:table-cell><table:table-cell table:style-name="TableCell800"><text:p text:style-name="P801"/></table:table-cell></table:table-row><table:table-row table:style-name="TableRow802"><table:table-cell table:style-name="TableCell803"><text:p text:style-name="P804">Подп. и дата</text:p></table:table-cell><table:table-cell table:style-name="TableCell805"><text:p text:style-name="P806"/></table:table-cell></table:table-row><table:table-row table:style-name="TableRow807"><table:table-cell table:style-name="TableCell808"><text:p text:style-name="P809">Инв. № подл.</text:p></table:table-cell><table:table-cell table:style-name="TableCell810"><text:p text:style-name="P811"/></table:table-cell></table:table-row></table:table><text:p text:style-name="Framecontents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Gost Type B TT" svg:font-family="OpenGost Type B TT" style:font-family-generic="system" style:font-pitch="variable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GOST Common" svg:font-family="GOST Common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84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OpenGost Type B TT" style:font-name-asian="OpenGost Type B TT" style:font-name-complex="OpenGost Type B TT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Hind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8777in"/>
          <style:tab-stop style:type="right" style:position="7.7562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152in" fo:margin-bottom="0in" fo:margin-right="0.1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34in"/>
      </style:header-style>
      <style:footer-style>
        <style:header-footer-properties style:dynamic-spacing="true" fo:min-height="0.1965in"/>
      </style:footer-style>
    </style:page-layout>
    <style:style style:name="P2" style:parent-style-name="Framecontents" style:family="paragraph">
      <style:paragraph-properties>
        <style:tab-stops>
          <style:tab-stop style:type="left" style:position="2.7562in"/>
        </style:tab-stops>
      </style:paragraph-properties>
      <style:text-properties fo:font-style="italic" style:font-style-asian="italic" style:font-style-complex="italic" fo:font-size="12pt" style:font-size-asian="12pt"/>
    </style:style>
  </office:automatic-styles>
  <office:master-styles>
    <style:master-page style:name="MP0" style:page-layout-name="PL0">
      <style:footer>
        <text:p text:style-name="P2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cadbom2spec v3.18</meta:initial-creator>
    <dc:creator>emin2</dc:creator>
    <meta:creation-date>2018-03-22T12:24:00Z</meta:creation-date>
    <dc:date>2020-12-22T14:52:00Z</dc:date>
    <meta:template xlink:href="Normal" xlink:type="simple"/>
    <meta:editing-cycles>7</meta:editing-cycles>
    <meta:editing-duration>PT360S</meta:editing-duration>
    <meta:document-statistic meta:page-count="2" meta:paragraph-count="1" meta:word-count="1" meta:character-count="7" meta:row-count="1" meta:non-whitespace-character-count="7"/>
  </office:meta>
</office:document-meta>
</file>